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Droid Sans Mono" fo:font-size="10.5pt" fo:font-weight="normal" officeooo:rsid="0003cbaa" officeooo:paragraph-rsid="0003cbaa" fo:background-color="transparent"/>
    </style:style>
    <style:style style:name="P2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transparent"/>
    </style:style>
    <style:style style:name="P3" style:family="paragraph" style:parent-style-name="Standard">
      <style:text-properties fo:color="#000000" officeooo:rsid="0003cbaa" officeooo:paragraph-rsid="0003cbaa" fo:background-color="transparent"/>
    </style:style>
    <style:style style:name="P4" style:family="paragraph" style:parent-style-name="Standard">
      <style:paragraph-properties style:line-height-at-least="0.198in"/>
      <style:text-properties fo:color="#000000" fo:background-color="transparent"/>
    </style:style>
    <style:style style:name="P5" style:family="paragraph" style:parent-style-name="Standard">
      <style:text-properties fo:color="#000000" fo:font-size="18pt" officeooo:rsid="0003cbaa" officeooo:paragraph-rsid="0003cbaa" fo:background-color="transparent" style:font-size-asian="18pt" style:font-size-complex="18pt"/>
    </style:style>
    <style:style style:name="P6" style:family="paragraph" style:parent-style-name="Standard">
      <style:text-properties fo:color="#000000" fo:font-size="16pt" officeooo:rsid="0003cbaa" officeooo:paragraph-rsid="0003cbaa" fo:background-color="transparent" style:font-size-asian="16pt" style:font-size-complex="16pt"/>
    </style:style>
    <style:style style:name="P7" style:family="paragraph" style:parent-style-name="Standard">
      <style:text-properties fo:color="#000000" fo:font-size="14pt" officeooo:rsid="0003cee3" officeooo:paragraph-rsid="0003cee3" fo:background-color="transparent" style:font-size-asian="14pt" style:font-size-complex="14pt"/>
    </style:style>
    <style:style style:name="P8" style:family="paragraph" style:parent-style-name="Standard">
      <style:text-properties fo:color="#000000" fo:font-size="20pt" officeooo:rsid="0003cee3" officeooo:paragraph-rsid="0003cee3" fo:background-color="transparent" style:font-size-asian="20pt" style:font-size-complex="20pt"/>
    </style:style>
    <style:style style:name="P9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officeooo:rsid="0003cbaa" officeooo:paragraph-rsid="0003cbaa" fo:background-color="transparent" style:font-size-asian="14pt" style:font-size-complex="14pt"/>
    </style:style>
    <style:style style:name="P10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officeooo:rsid="0003cee3" officeooo:paragraph-rsid="0003cee3" fo:background-color="transparent" style:font-size-asian="14pt" style:font-size-complex="14pt"/>
    </style:style>
    <style:style style:name="P11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fo:background-color="transparent"/>
    </style:style>
    <style:style style:name="P12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officeooo:rsid="0003cbaa" officeooo:paragraph-rsid="0003cbaa" fo:background-color="transparent" style:font-size-asian="10.5pt" style:font-size-complex="10.5pt"/>
    </style:style>
    <style:style style:name="P13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officeooo:rsid="0003cee3" officeooo:paragraph-rsid="0003cee3" fo:background-color="transparent"/>
    </style:style>
    <style:style style:name="P14" style:family="paragraph" style:parent-style-name="Standard">
      <style:paragraph-properties style:line-height-at-least="0.198in" fo:text-align="end" style:justify-single-word="false"/>
      <style:text-properties style:use-window-font-color="true" style:font-name="Droid Sans Mono" fo:font-size="12pt" fo:font-weight="normal" officeooo:rsid="0003cee3" officeooo:paragraph-rsid="0003cee3" fo:background-color="transparent" style:font-size-asian="12pt" style:font-size-complex="12pt"/>
    </style:style>
    <style:style style:name="P15" style:family="paragraph" style:parent-style-name="Standard">
      <style:paragraph-properties style:line-height-at-least="0.198in"/>
      <style:text-properties style:use-window-font-color="true" style:font-name="Droid Sans Mono" fo:font-size="15pt" fo:font-weight="normal" officeooo:rsid="0003cee3" officeooo:paragraph-rsid="0003cee3" fo:background-color="transparent" style:font-size-asian="15pt" style:font-size-complex="15pt"/>
    </style:style>
    <style:style style:name="P16" style:family="paragraph" style:parent-style-name="Standard">
      <style:paragraph-properties style:line-height-at-least="0.198in"/>
      <style:text-properties style:use-window-font-color="true" fo:background-color="transparent"/>
    </style:style>
    <style:style style:name="P17" style:family="paragraph" style:parent-style-name="Standard">
      <style:paragraph-properties style:line-height-at-least="0.198in"/>
      <style:text-properties style:use-window-font-color="true" fo:font-size="18pt" officeooo:rsid="0003cee3" officeooo:paragraph-rsid="0003cee3" fo:background-color="transparent" style:font-size-asian="18pt" style:font-size-complex="18pt"/>
    </style:style>
    <style:style style:name="P18" style:family="paragraph" style:parent-style-name="Standard" style:list-style-name="L1">
      <style:text-properties fo:color="#ed1c24" fo:font-size="16pt" officeooo:rsid="0003cbaa" officeooo:paragraph-rsid="0003cbaa" fo:background-color="transparent" style:font-size-asian="16pt" style:font-size-complex="16pt"/>
    </style:style>
    <style:style style:name="P19" style:family="paragraph" style:parent-style-name="Standard" style:list-style-name="L2">
      <style:text-properties fo:color="#ed1c24" fo:font-size="16pt" officeooo:rsid="0003cbaa" officeooo:paragraph-rsid="0003cbaa" fo:background-color="transparent" style:font-size-asian="16pt" style:font-size-complex="16pt"/>
    </style:style>
    <style:style style:name="P20" style:family="paragraph" style:parent-style-name="Standard" style:list-style-name="L3">
      <style:text-properties fo:color="#ed1c24" fo:font-size="16pt" officeooo:rsid="0003cbaa" officeooo:paragraph-rsid="0003cbaa" fo:background-color="transparent" style:font-size-asian="16pt" style:font-size-complex="16pt"/>
    </style:style>
    <style:style style:name="P21" style:family="paragraph" style:parent-style-name="Standard" style:list-style-name="L4">
      <style:text-properties fo:color="#ed1c24" fo:font-size="16pt" officeooo:rsid="0003cbaa" officeooo:paragraph-rsid="0003cbaa" fo:background-color="transparent" style:font-size-asian="16pt" style:font-size-complex="16pt"/>
    </style:style>
    <style:style style:name="P22" style:family="paragraph" style:parent-style-name="Standard" style:list-style-name="L5">
      <style:text-properties fo:color="#ed1c24" fo:font-size="16pt" officeooo:rsid="0003cbaa" officeooo:paragraph-rsid="0003cbaa" fo:background-color="transparent" style:font-size-asian="16pt" style:font-size-complex="16pt"/>
    </style:style>
    <style:style style:name="P23" style:family="paragraph" style:parent-style-name="Standard" style:list-style-name="L5">
      <style:paragraph-properties style:line-height-at-least="0.198in"/>
      <style:text-properties fo:color="#ed1c24" style:font-name="Droid Sans Mono" fo:font-size="14pt" fo:font-weight="normal" officeooo:rsid="0003cbaa" officeooo:paragraph-rsid="0003cbaa" fo:background-color="transparent" style:font-size-asian="14pt" style:font-size-complex="14pt"/>
    </style:style>
    <style:style style:name="P24" style:family="paragraph" style:parent-style-name="Standard">
      <style:paragraph-properties style:line-height-at-least="0.198in"/>
      <style:text-properties fo:color="#ed1c24" style:font-name="Droid Sans Mono" fo:font-size="14pt" fo:font-weight="normal" officeooo:rsid="0003cbaa" officeooo:paragraph-rsid="0003cbaa" fo:background-color="transparent" style:font-size-asian="14pt" style:font-size-complex="14pt"/>
    </style:style>
    <style:style style:name="P25" style:family="paragraph" style:parent-style-name="Standard" style:list-style-name="L5">
      <style:paragraph-properties style:line-height-at-least="0.198in"/>
      <style:text-properties fo:color="#ed1c24" style:font-name="Droid Sans Mono" fo:font-size="14pt" fo:font-weight="normal" officeooo:rsid="0003cee3" officeooo:paragraph-rsid="0003cee3" fo:background-color="transparent" style:font-size-asian="14pt" style:font-size-complex="14pt"/>
    </style:style>
    <style:style style:name="P26" style:family="paragraph" style:parent-style-name="Standard">
      <style:paragraph-properties style:line-height-at-least="0.198in"/>
      <style:text-properties fo:color="#ed1c24" style:font-name="Droid Sans Mono" fo:font-size="14pt" fo:font-weight="normal" officeooo:rsid="0003cee3" officeooo:paragraph-rsid="0003cee3" fo:background-color="transparent" style:font-size-asian="14pt" style:font-size-complex="14pt"/>
    </style:style>
    <style:style style:name="P27" style:family="paragraph" style:parent-style-name="Standard">
      <style:text-properties fo:color="#000000" fo:font-size="16pt" officeooo:rsid="0003cbaa" officeooo:paragraph-rsid="0003cbaa" fo:background-color="transparent" style:font-size-asian="16pt" style:font-size-complex="16pt"/>
    </style:style>
    <style:style style:name="P28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transparent"/>
    </style:style>
    <style:style style:name="P29" style:family="paragraph" style:parent-style-name="Standard">
      <style:paragraph-properties style:line-height-at-least="0.198in"/>
      <style:text-properties fo:color="#000000" style:font-name="Droid Sans Mono" fo:font-size="16pt" fo:font-weight="normal" officeooo:rsid="0003cbaa" officeooo:paragraph-rsid="0003cbaa" fo:background-color="transparent" style:font-size-asian="16pt" style:font-size-complex="16pt"/>
    </style:style>
    <style:style style:name="P30" style:family="paragraph" style:parent-style-name="Standard">
      <style:paragraph-properties style:line-height-at-least="0.198in"/>
      <style:text-properties style:use-window-font-color="true" style:font-name="Droid Sans Mono" fo:font-size="18pt" fo:font-weight="normal" officeooo:rsid="00051f22" officeooo:paragraph-rsid="00051f22" fo:background-color="transparent" style:font-size-asian="18pt" style:font-size-complex="18pt"/>
    </style:style>
    <style:style style:name="P31" style:family="paragraph" style:parent-style-name="Standard" style:list-style-name="L6">
      <style:paragraph-properties style:line-height-at-least="0.198in"/>
      <style:text-properties style:use-window-font-color="true" style:font-name="Droid Sans Mono" fo:font-size="10.5pt" fo:font-weight="normal" officeooo:rsid="00051f22" officeooo:paragraph-rsid="00051f22" fo:background-color="transparent" style:font-size-asian="9.14999961853027pt" style:font-size-complex="10.5pt"/>
    </style:style>
    <style:style style:name="P32" style:family="paragraph" style:parent-style-name="Standard" style:list-style-name="L6">
      <style:paragraph-properties style:line-height-at-least="0.198in"/>
      <style:text-properties officeooo:paragraph-rsid="00051f22"/>
    </style:style>
    <style:style style:name="T1" style:family="text">
      <style:text-properties style:font-name="Droid Sans Mono" fo:font-size="16pt" fo:font-weight="normal" style:font-size-asian="14pt" style:font-size-complex="16pt"/>
    </style:style>
    <style:style style:name="T2" style:family="text">
      <style:text-properties style:font-name="Droid Sans Mono" fo:font-weight="normal"/>
    </style:style>
    <style:style style:name="T3" style:family="text">
      <style:text-properties officeooo:rsid="0003cee3"/>
    </style:style>
    <style:style style:name="T4" style:family="text">
      <style:text-properties style:text-position="super 58%"/>
    </style:style>
    <style:style style:name="T5" style:family="text">
      <style:text-properties fo:color="#ef413d"/>
    </style:style>
    <style:style style:name="T6" style:family="text">
      <style:text-properties officeooo:rsid="0003fe25"/>
    </style:style>
    <style:style style:name="T7" style:family="text">
      <style:text-properties style:use-window-font-color="true" style:font-name="Droid Sans Mono" fo:font-size="10.5pt" fo:font-weight="normal" officeooo:rsid="00051f22" fo:background-color="transparent" loext:char-shading-value="0" style:font-size-asian="9.14999961853027pt" style:font-size-complex="10.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7">9<text:span text:style-name="T4">th</text:span> June 2020</text:p>
      <text:p text:style-name="P7">UniLearn</text:p>
      <text:p text:style-name="P5"/>
      <text:p text:style-name="P5"/>
      <text:p text:style-name="P8">Over load tasks</text:p>
      <text:p text:style-name="P5"/>
      <text:p text:style-name="P5"><text:span text:style-name="T3">1- </text:span>S<text:span text:style-name="T3">ELF REGISTER</text:span> TEACHER:</text:p>
      <text:p text:style-name="P6">Serializers</text:p>
      <text:list xml:id="list1636638912" text:style-name="L1">
        <text:list-item>
          <text:p text:style-name="P18">user serializer</text:p>
        </text:list-item>
      </text:list>
      <text:p text:style-name="P1">class RegisterationSerializer(serializers.ModelSerializer):</text:p>
      <text:p text:style-name="P2">birth_date = serializers.DateField()</text:p>
      <text:p text:style-name="P2">class Meta:</text:p>
      <text:p text:style-name="P2">model = User</text:p>
      <text:p text:style-name="P2">fields = ['id', 'email', 'username', 'phone_number', 'role', 'address', 'birth_date', 'avatar', 'first_name', 'last_name']</text:p>
      <text:p text:style-name="P2">read_only_fields = ['id', 'phone_number', 'address', 'first_name', 'last_name', 'avatar']</text:p>
      <text:p text:style-name="P4"/>
      <text:p text:style-name="P2">def save(self):</text:p>
      <text:p text:style-name="P2">user = User(</text:p>
      <text:p text:style-name="P2">email = self.validated_data['email'],</text:p>
      <text:p text:style-name="P2">username = self.validated_data['username'],</text:p>
      <text:p text:style-name="P2">role = self.validated_data['role'],</text:p>
      <text:p text:style-name="P2">birth_date = self.validated_data['birth_date']</text:p>
      <text:p text:style-name="P2">)</text:p>
      <text:p text:style-name="P2">password = ''</text:p>
      <text:p text:style-name="P2">for i in range(0, 9):</text:p>
      <text:p text:style-name="P2">password += str(int(random.random()*10))</text:p>
      <text:p text:style-name="P2">user.set_password(password)</text:p>
      <text:p text:style-name="P2">user.save()</text:p>
      <text:p text:style-name="P2">return user</text:p>
      <text:p text:style-name="P3"/>
      <text:list xml:id="list3601177349" text:style-name="L2">
        <text:list-item>
          <text:p text:style-name="P19">teacher serializer</text:p>
        </text:list-item>
      </text:list>
      <text:p text:style-name="P1">class CreateTeacher(serializers.ModelSerializer):</text:p>
      <text:p text:style-name="P2">subject = serializers.CharField(style={'input_type' : 'text'}, max_length=100)</text:p>
      <text:p text:style-name="P2">class Meta:</text:p>
      <text:p text:style-name="P2">model = Teacher</text:p>
      <text:p text:style-name="P2">fields = ['id', 'uni_code', 'grade', 'level', 'subject', 'is_aproved']</text:p>
      <text:p text:style-name="P2">read_only_fields = ['id', 'uni_code', 'level', 'is_aproved']</text:p>
      <text:p text:style-name="P4"/>
      <text:p text:style-name="P2">def save(self, xyz, **kwargs):</text:p>
      <text:p text:style-name="P2">user = get_object_or_404(User, username=xyz)</text:p>
      <text:p text:style-name="P2">teacher = Teacher(</text:p>
      <text:p text:style-name="P2">grade = self.validated_data['grade']</text:p>
      <text:p text:style-name="P2">)</text:p>
      <text:p text:style-name="P2">uni_code = 'khaled-international-secondary'</text:p>
      <text:p text:style-name="P2">headmaster = get_object_or_404(HeadMaster, uni_code=uni_code)</text:p>
      <text:p text:style-name="P2"><text:soft-page-break/>level = ''</text:p>
      <text:p text:style-name="P2">ownGrade = self.validated_data['grade']</text:p>
      <text:p text:style-name="P2">if ownGrade in range(1, 6):</text:p>
      <text:p text:style-name="P2">level = 'Primary'</text:p>
      <text:p text:style-name="P2">elif ownGrade in range(7, 9):</text:p>
      <text:p text:style-name="P2">level = 'Preparatory'</text:p>
      <text:p text:style-name="P2">else:</text:p>
      <text:p text:style-name="P2">level = 'Secondary'</text:p>
      <text:p text:style-name="P2">subject = self.validated_data['subject']</text:p>
      <text:p text:style-name="P2">try:</text:p>
      <text:p text:style-name="P2">ddm = Subject.objects.get(name=subject)</text:p>
      <text:p text:style-name="P2">except ObjectDoesNotExist:</text:p>
      <text:p text:style-name="P2">if user:</text:p>
      <text:p text:style-name="P2">user.delete()</text:p>
      <text:p text:style-name="P2">else:</text:p>
      <text:p text:style-name="P2">pass</text:p>
      <text:p text:style-name="P2">raise serializers.ValidationError({'subject': 'subject must be exist'})</text:p>
      <text:p text:style-name="P4"/>
      <text:p text:style-name="P2">teacher.set_uni_code(uni_code)</text:p>
      <text:p text:style-name="P2">teacher.set_user(user)</text:p>
      <text:p text:style-name="P2">teacher.set_subject(ddm)</text:p>
      <text:p text:style-name="P2">teacher.set_level(level)</text:p>
      <text:p text:style-name="P2">teacher.save()</text:p>
      <text:p text:style-name="P2">return teacher</text:p>
      <text:p text:style-name="P3"/>
      <text:p text:style-name="P3"/>
      <text:p text:style-name="P6">Views:</text:p>
      <text:list xml:id="list1393065251" text:style-name="L3">
        <text:list-item>
          <text:p text:style-name="P20">teacher view</text:p>
        </text:list-item>
      </text:list>
      <text:p text:style-name="P1">@api_view(['POST'])</text:p>
      <text:p text:style-name="P2">@permission_classes((AllowAny,))</text:p>
      <text:p text:style-name="P2">def registration_teacher(request):</text:p>
      <text:p text:style-name="P2">serializer = RegisterationSerializer(data=request.data)</text:p>
      <text:p text:style-name="P2">serializer2 = CreateTeacher(data=request.data)</text:p>
      <text:p text:style-name="P2">User = get_user_model()</text:p>
      <text:p text:style-name="P2">if serializer.is_valid():</text:p>
      <text:p text:style-name="P2">if serializer2.is_valid():</text:p>
      <text:p text:style-name="P2">user = serializer.save()</text:p>
      <text:p text:style-name="P2">username = user.username</text:p>
      <text:p text:style-name="P2">teacher = serializer2.save(username)</text:p>
      <text:p text:style-name="P2">author = get_object_or_404(User, username=username)</text:p>
      <text:p text:style-name="P2">code = get_object_or_404(ActivationKeys, user=author)</text:p>
      <text:p text:style-name="P2">send_mail('Contact Form', </text:p>
      <text:p text:style-name="P2">'Ur activation key is {}'.format(code.code),</text:p>
      <text:p text:style-name="P2">settings.EMAIL_HOST_USER,</text:p>
      <text:p text:style-name="P2">['{}'.format(author.email)],</text:p>
      <text:p text:style-name="P2">fail_silently=False)</text:p>
      <text:p text:style-name="P2">else:</text:p>
      <text:p text:style-name="P2">return Response({'error': serializer2.errors}, 403)</text:p>
      <text:p text:style-name="P2">else:</text:p>
      <text:p text:style-name="P2">return Response({'error': serializer.errors}, 403)</text:p>
      <text:p text:style-name="P4"><text:soft-page-break/></text:p>
      <text:p text:style-name="P2">return Response({'success': 'check your email: {}'.format(author.email)}, 201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pan text:style-name="T3">2- </text:span>ACTIVE ACCOUNT USER:</text:p>
      <text:p text:style-name="P6">Views:</text:p>
      <text:list xml:id="list2031315062" text:style-name="L4">
        <text:list-item>
          <text:p text:style-name="P21">activate account view</text:p>
        </text:list-item>
      </text:list>
      <text:p text:style-name="P1">@api_view(['POST'])</text:p>
      <text:p text:style-name="P2">@permission_classes([AllowAny])</text:p>
      <text:p text:style-name="P2">def active_account(request):</text:p>
      <text:p text:style-name="P2">User = get_user_model()</text:p>
      <text:p text:style-name="P2">code = request.data.get('code')</text:p>
      <text:p text:style-name="P2">response = Response()</text:p>
      <text:p text:style-name="P2">User = get_user_model()</text:p>
      <text:p text:style-name="P2">if (code is None):</text:p>
      <text:p text:style-name="P2">return Response({'error': 'code not found'}, 404)</text:p>
      <text:p text:style-name="P2">digits = ActivationKeys.objects.get(code=code)</text:p>
      <text:p text:style-name="P2">if(digits is None):</text:p>
      <text:p text:style-name="P2">return Response({'error': 'invalid code'}, 401)</text:p>
      <text:p text:style-name="P2">user_is = digits.user.username</text:p>
      <text:p text:style-name="P2">active_user = User.objects.filter(username=user_is).first()</text:p>
      <text:p text:style-name="P2">if(active_user is None):</text:p>
      <text:p text:style-name="P2">return Response({'error': 'user not found'}, 404)</text:p>
      <text:p text:style-name="P4"/>
      <text:p text:style-name="P2">role = RegisterationSerializer(active_user).data['role']</text:p>
      <text:p text:style-name="P2">author = RegisterationSerializer(active_user).data['username']</text:p>
      <text:p text:style-name="P4"/>
      <text:p text:style-name="P2">access_token = generate_access_token(active_user)</text:p>
      <text:p text:style-name="P2">token_version = Token.objects.get(user=active_user)</text:p>
      <text:p text:style-name="P2">if(token_version is None):</text:p>
      <text:p text:style-name="P2">response.data = {'token_version': 'token version not exist'}</text:p>
      <text:p text:style-name="P2">refresh_token = generate_refresh_token(active_user, token_version)</text:p>
      <text:p text:style-name="P4"/>
      <text:p text:style-name="P2">response.data = {</text:p>
      <text:p text:style-name="P2">'access_token': access_token,</text:p>
      <text:p text:style-name="P2">'role': role,</text:p>
      <text:p text:style-name="P2">'author': author,</text:p>
      <text:p text:style-name="P2">}</text:p>
      <text:p text:style-name="P4"/>
      <text:p text:style-name="P2">return response</text:p>
      <text:p text:style-name="P3"/>
      <text:p text:style-name="P3"/>
      <text:list xml:id="list3000163915" text:style-name="L5">
        <text:list-item>
          <text:p text:style-name="P22">set password view</text:p>
        </text:list-item>
      </text:list>
      <text:p text:style-name="P1"><text:soft-page-break/>@api_view(['POST'])</text:p>
      <text:p text:style-name="P2">@csrf_exempt</text:p>
      <text:p text:style-name="P2">def set_password(request):</text:p>
      <text:p text:style-name="P2">User = get_user_model()</text:p>
      <text:p text:style-name="P2">user = request.user</text:p>
      <text:p text:style-name="P2">editedUser = get_object_or_404(User, username=user.username)</text:p>
      <text:p text:style-name="P2">if (not editedUser):</text:p>
      <text:p text:style-name="P2">return Response({'error': 'user not found'}, 404)</text:p>
      <text:p text:style-name="P2">password = request.data.get('password')</text:p>
      <text:p text:style-name="P2">password2 = request.data.get('password2')</text:p>
      <text:p text:style-name="P2">if password != password2:</text:p>
      <text:p text:style-name="P2">return Response({'error': 'password must match'}, 403)</text:p>
      <text:p text:style-name="P2">editedUser.set_password(password)</text:p>
      <text:p text:style-name="P2">editedUser.save()</text:p>
      <text:p text:style-name="P2">return Response({'success': 'password set'}, 200)</text:p>
      <text:p text:style-name="P2"/>
      <text:p text:style-name="P2"/>
      <text:p text:style-name="P2"/>
      <text:p text:style-name="P2"/>
      <text:p text:style-name="P2"/>
      <text:p text:style-name="P5"><text:span text:style-name="T3">3- </text:span>TEACHER REGISTER NEW STUDENT:</text:p>
      <text:p text:style-name="P29">Serializer:</text:p>
      <text:list xml:id="list165806811061876" text:continue-numbering="true" text:style-name="L5">
        <text:list-item>
          <text:p text:style-name="P23">create new student</text:p>
        </text:list-item>
      </text:list>
      <text:p text:style-name="P12">class CreateStudentWithActivation(serializers.ModelSerializer):</text:p>
      <text:p text:style-name="P11">class_room = serializers.CharField(max_length=20)</text:p>
      <text:p text:style-name="P11">class Meta:</text:p>
      <text:p text:style-name="P11">model = Student</text:p>
      <text:p text:style-name="P11">fields = ['id', 'uni_code', 'grade', 'level', 'class_room']</text:p>
      <text:p text:style-name="P11">read_only_fields = ['id', 'uni_code', 'level']</text:p>
      <text:p text:style-name="P16"/>
      <text:p text:style-name="P11">def save(self, xyz, **kwargs):</text:p>
      <text:p text:style-name="P11">user = get_object_or_404(User, username=xyz)</text:p>
      <text:p text:style-name="P11">student = Student(</text:p>
      <text:p text:style-name="P11">grade = self.validated_data['grade']</text:p>
      <text:p text:style-name="P11">)</text:p>
      <text:p text:style-name="P11">uni_code = 'khaled-international-secondary'</text:p>
      <text:p text:style-name="P11">class_room = self.validated_data['class_room']</text:p>
      <text:p text:style-name="P11">classrom = get_object_or_404(ClassRoom, name=class_room)</text:p>
      <text:p text:style-name="P11">if not classrom:</text:p>
      <text:p text:style-name="P11">if user:</text:p>
      <text:p text:style-name="P11">user.delete()</text:p>
      <text:p text:style-name="P11">else:</text:p>
      <text:p text:style-name="P11">pass</text:p>
      <text:p text:style-name="P11">raise serializers.ValidationError({'class_room': 'class room must be exist'})</text:p>
      <text:p text:style-name="P11">ownGrade = self.validated_data['grade']</text:p>
      <text:p text:style-name="P11">level = ''</text:p>
      <text:p text:style-name="P11">if ownGrade in range(1, 6):</text:p>
      <text:p text:style-name="P11">level = 'Primary'</text:p>
      <text:p text:style-name="P11">elif ownGrade in range(7, 9):</text:p>
      <text:p text:style-name="P11">level = 'Preparatory'</text:p>
      <text:p text:style-name="P11"><text:soft-page-break/>else:</text:p>
      <text:p text:style-name="P11">level = 'Secondary'</text:p>
      <text:p text:style-name="P16"/>
      <text:p text:style-name="P11">student.set_uni_code(uni_code)</text:p>
      <text:p text:style-name="P11">student.set_user(user)</text:p>
      <text:p text:style-name="P11">student.set_classrom(classrom)</text:p>
      <text:p text:style-name="P11">student.set_level(level)</text:p>
      <text:p text:style-name="P11">student.save()</text:p>
      <text:p text:style-name="P11">return student</text:p>
      <text:p text:style-name="P29"/>
      <text:p text:style-name="P29">Views:</text:p>
      <text:list xml:id="list165806602763433" text:continue-numbering="true" text:style-name="L5">
        <text:list-item>
          <text:p text:style-name="P23">create new student</text:p>
        </text:list-item>
      </text:list>
      <text:p text:style-name="P9">@api_view(['POST'])</text:p>
      <text:p text:style-name="P11">@teacher_role</text:p>
      <text:p text:style-name="P11">def registration_student(request):</text:p>
      <text:p text:style-name="P11">user = request.user</text:p>
      <text:p text:style-name="P11">serializer = _user(data=request.data)</text:p>
      <text:p text:style-name="P11">serializer2 = CreateStudentWithActivation(data=request.data)</text:p>
      <text:p text:style-name="P11">User = get_user_model()</text:p>
      <text:p text:style-name="P11">if serializer.is_valid():</text:p>
      <text:p text:style-name="P11">if serializer2.is_valid():</text:p>
      <text:p text:style-name="P11">user = serializer.save()</text:p>
      <text:p text:style-name="P11">username = user.username</text:p>
      <text:p text:style-name="P11">teacher = serializer2.save(username)</text:p>
      <text:p text:style-name="P11">author = get_object_or_404(User, username=username)</text:p>
      <text:p text:style-name="P11">code = get_object_or_404(ActivationKeys, user=author)</text:p>
      <text:p text:style-name="P11">send_mail('Contact Form', </text:p>
      <text:p text:style-name="P11">'Ur activation key is {} link: https://uni30-5.unilearn.com.eg/activation/'.format(code.code),</text:p>
      <text:p text:style-name="P11">settings.EMAIL_HOST_USER,</text:p>
      <text:p text:style-name="P11">['{}'.format(author.email)],</text:p>
      <text:p text:style-name="P11">fail_silently=False)</text:p>
      <text:p text:style-name="P11">else:</text:p>
      <text:p text:style-name="P11">return Response({'error': serializer2.errors}, 403)</text:p>
      <text:p text:style-name="P11">else:</text:p>
      <text:p text:style-name="P11">return Response({'error': serializer.errors}, 403)</text:p>
      <text:p text:style-name="P16"/>
      <text:p text:style-name="P11">return Response({'success': 'check your email: {}'.format(author.email)}, 201)</text:p>
      <text:p text:style-name="P24"/>
      <text:p text:style-name="P24"/>
      <text:p text:style-name="P24"/>
      <text:p text:style-name="P17"><text:span text:style-name="T2">4- NEW DATABASE TABLE:<text:line-break/></text:span><text:span text:style-name="T1">Models:</text:span></text:p>
      <text:list xml:id="list165808077829194" text:continue-numbering="true" text:style-name="L5">
        <text:list-item>
          <text:p text:style-name="P25">activation key table</text:p>
        </text:list-item>
      </text:list>
      <text:p text:style-name="P10">class ActivationKeys(models.Model):</text:p>
      <text:p text:style-name="P11">user = models.OneToOneField(User, on_delete=models.CASCADE)</text:p>
      <text:p text:style-name="P11">code = models.CharField(max_length=10)</text:p>
      <text:p text:style-name="P26"/>
      <text:list xml:id="list165806726913916" text:continue-numbering="true" text:style-name="L5">
        <text:list-item>
          <text:p text:style-name="P25">auto create active key after user is saved</text:p>
        </text:list-item>
      </text:list>
      <text:p text:style-name="P10"><text:soft-page-break/>@receiver(post_save, sender=settings.AUTH_USER_MODEL)</text:p>
      <text:p text:style-name="P11">def create_activation_code(sender, instance=None, created=False, **kwargs):</text:p>
      <text:p text:style-name="P11">code = ''</text:p>
      <text:p text:style-name="P11">for i in range(0, 5):</text:p>
      <text:p text:style-name="P11">code += str(int(random.random()*10))</text:p>
      <text:p text:style-name="P11">if created:</text:p>
      <text:p text:style-name="P11">ActivationKeys.objects.create(user=instance, code=code)</text:p>
      <text:p text:style-name="P11"/>
      <text:p text:style-name="P11"/>
      <text:p text:style-name="P15"><text:span text:style-name="T5">*</text:span> Sphinx task not finished</text:p>
      <text:p text:style-name="P15"><text:span text:style-name="T5">*</text:span> Heroku documentation not finished</text:p>
      <text:p text:style-name="P13"/>
      <text:p text:style-name="P13"/>
      <text:p text:style-name="P14">am waiting your replies</text:p>
      <text:p text:style-name="P14">please check our project source code on Github, <text:span text:style-name="T6">and check the project PDF</text:span></text:p>
      <text:p text:style-name="P26"/>
      <text:p text:style-name="P30">The new changing status:</text:p>
      <text:list xml:id="list3335479186" text:style-name="L6">
        <text:list-item>
          <text:p text:style-name="P32"><text:span text:style-name="T7">modified: <text:s text:c="2"/>Question/__pycache__/models.cpython-36.pyc</text:span></text:p>
        </text:list-item>
        <text:list-item>
          <text:p text:style-name="P31">modified: <text:s text:c="2"/>User/Profile/__pycache__/views.cpython-36.pyc</text:p>
        </text:list-item>
        <text:list-item>
          <text:p text:style-name="P31">modified: <text:s text:c="2"/>User/__pycache__/models.cpython-36.pyc</text:p>
        </text:list-item>
        <text:list-item>
          <text:p text:style-name="P31">modified: <text:s text:c="2"/>User/__pycache__/sendMail.cpython-36.pyc</text:p>
        </text:list-item>
        <text:list-item>
          <text:p text:style-name="P31">modified: <text:s text:c="2"/>User/__pycache__/serializers.cpython-36.pyc</text:p>
        </text:list-item>
        <text:list-item>
          <text:p text:style-name="P31">modified: <text:s text:c="2"/>User/__pycache__/urls.cpython-36.pyc</text:p>
        </text:list-item>
        <text:list-item>
          <text:p text:style-name="P31">modified: <text:s text:c="2"/>User/__pycache__/views.cpython-36.pyc</text:p>
        </text:list-item>
        <text:list-item>
          <text:p text:style-name="P31">modified: <text:s text:c="2"/>User/models.py</text:p>
        </text:list-item>
        <text:list-item>
          <text:p text:style-name="P31">modified: <text:s text:c="2"/>User/serializers.py</text:p>
        </text:list-item>
        <text:list-item>
          <text:p text:style-name="P31">modified: <text:s text:c="2"/>User/urls.py</text:p>
        </text:list-item>
        <text:list-item>
          <text:p text:style-name="P31">modified: <text:s text:c="2"/>User/views.py</text:p>
        </text:list-item>
        <text:list-item>
          <text:p text:style-name="P31">modified: <text:s text:c="2"/>db.sqlite3</text:p>
        </text:list-item>
        <text:list-item>
          <text:p text:style-name="P31">modified: <text:s text:c="2"/>media/profile/unnamed.jpg</text:p>
        </text:list-item>
        <text:list-item>
          <text:p text:style-name="P31">User/migrations/0004_auto_20200609_1248.py</text:p>
        </text:list-item>
        <text:list-item>
          <text:p text:style-name="P31">User/migrations/__pycache__/0004_auto_20200609_1248.cpython-36.pyc</text:p>
        </text:list-item>
        <text:list-item>
          <text:p text:style-name="P31">User/teacher/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9T16:31:26.249357480</meta:creation-date>
    <dc:date>2020-06-09T16:58:03.536145736</dc:date>
    <meta:editing-duration>PT3M1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6" meta:paragraph-count="232" meta:word-count="698" meta:character-count="7290" meta:non-whitespace-character-count="6821"/>
  </office:meta>
</office:document-meta>
</file>